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1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 style:vertical-align="middle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 style:data-style-name="N11">
      <style:table-cell-properties fo:background-color="transparent" fo:border="0.06pt solid #000000"/>
    </style:style>
    <style:style style:name="ce9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2" table:default-cell-style-name="ce27"/>
        <table:table-column table:style-name="co2" table:default-cell-style-name="ce27"/>
        <table:table-column table:style-name="co1" table:number-columns-repeated="2" table:default-cell-style-name="ce27"/>
        <table:table-column table:style-name="co3" table:default-cell-style-name="ce27"/>
        <table:table-column table:style-name="co1" table:number-columns-repeated="2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4" table:default-cell-style-name="ce27"/>
        <table:table-column table:style-name="co1" table:default-cell-style-name="ce9"/>
        <table:table-column table:style-name="co1" table:number-columns-repeated="1008" table:default-cell-style-name="Default"/>
        <table:table-row table:style-name="ro1">
          <table:table-cell table:style-name="ce4" office:value-type="string" calcext:value-type="string" table:number-columns-spanned="1" table:number-rows-spanned="2">
            <text:p>Case</text:p>
          </table:table-cell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1" office:value-type="string" calcext:value-type="string" table:number-columns-spanned="1" table:number-rows-spanned="2">
            <text:p>OK</text:p>
          </table:table-cell>
          <table:table-cell table:style-name="ce21" office:value-type="string" calcext:value-type="string" table:number-columns-spanned="2" table:number-rows-spanned="1">
            <text:p>2.5</text:p>
          </table:table-cell>
          <table:covered-table-cell/>
          <table:table-cell table:style-name="ce21" office:value-type="string" calcext:value-type="string" table:number-columns-spanned="1" table:number-rows-spanned="2">
            <text:p>OK</text:p>
          </table:table-cell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1" office:value-type="string" calcext:value-type="string" table:number-columns-spanned="1" table:number-rows-spanned="2">
            <text:p>OK</text:p>
          </table:table-cell>
          <table:table-cell table:style-name="ce21" office:value-type="string" calcext:value-type="string" table:number-columns-spanned="2" table:number-rows-spanned="1">
            <text:p>3.5</text:p>
          </table:table-cell>
          <table:covered-table-cell/>
          <table:table-cell table:style-name="ce21" office:value-type="string" calcext:value-type="string" table:number-columns-spanned="1" table:number-rows-spanned="2">
            <text:p>OK</text:p>
          </table:table-cell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1" office:value-type="string" calcext:value-type="string" table:number-columns-spanned="1" table:number-rows-spanned="2">
            <text:p>OK</text:p>
          </table:table-cell>
          <table:table-cell table:style-name="ce21" office:value-type="string" calcext:value-type="string" table:number-columns-spanned="2" table:number-rows-spanned="1">
            <text:p>4.5</text:p>
          </table:table-cell>
          <table:covered-table-cell/>
          <table:table-cell table:style-name="ce21" office:value-type="string" calcext:value-type="string" table:number-columns-spanned="1" table:number-rows-spanned="2">
            <text:p>OK</text:p>
          </table:table-cell>
          <table:table-cell table:style-name="ce2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1" office:value-type="string" calcext:value-type="string" table:number-columns-spanned="1" table:number-rows-spanned="2">
            <text:p>OK</text:p>
          </table:table-cell>
          <table:table-cell table:number-columns-repeated="1009"/>
        </table:table-row>
        <table:table-row table:style-name="ro1">
          <table:covered-table-cell table:style-name="ce6"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office:value-type="string" calcext:value-type="string">
            <text:p>Correct cuts</text:p>
          </table:table-cell>
          <table:table-cell office:value-type="string" calcext:value-type="string">
            <text:p>Total cuts</text:p>
          </table:table-cell>
          <table:covered-table-cell/>
          <table:table-cell table:number-columns-repeated="1009"/>
        </table:table-row>
        <table:table-row table:style-name="ro1">
          <table:table-cell office:value-type="string" calcext:value-type="string">
            <text:p>C000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]=[.C3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3]=[.F3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3]=[.I3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3]=[.L3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3]=[.O3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3]=[.R3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3]=[.U3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0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]=[.C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4]=[.F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4]=[.I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4]=[.L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4]=[.O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4]=[.R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4]=[.U4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0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]=[.C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]=[.F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]=[.I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]=[.L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]=[.O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]=[.R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]=[.U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0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6]=[.C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6]=[.F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6]=[.I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6]=[.L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6]=[.O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6]=[.R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6]=[.U6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7]=[.C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7]=[.F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7]=[.I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7]=[.L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7]=[.O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7]=[.R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7]=[.U7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8]=[.C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8]=[.F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8]=[.I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8]=[.L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8]=[.O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8]=[.R8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8]=[.U8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9]=[.C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9]=[.F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9]=[.I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9]=[.L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9]=[.O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9]=[.R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9]=[.U9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10]=[.C1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10]=[.F10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10]=[.I10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10]=[.L10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10]=[.O10];1;0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Q10]=[.R10];1;0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T10]=[.U10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1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11]=[.C1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11]=[.F1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1]=[.I1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11]=[.L1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11]=[.O1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11]=[.R1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11]=[.U11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2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12]=[.C1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12]=[.F12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12]=[.I12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12]=[.L12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12]=[.O12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12]=[.R1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12]=[.U12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13]=[.C1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13]=[.F1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3]=[.I1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13]=[.L1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13]=[.O1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13]=[.R1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13]=[.U13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14]=[.C1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14]=[.F1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4]=[.I1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14]=[.L1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14]=[.O1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14]=[.R1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14]=[.U14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28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15]=[.C1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15]=[.F1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5]=[.I1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15]=[.L1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15]=[.O1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15]=[.R1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15]=[.U1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28b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16]=[.C1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16]=[.F1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6]=[.I1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16]=[.L1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16]=[.O1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16]=[.R1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16]=[.U16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2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7]=[.C17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E17]=[.F17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17]=[.I17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17]=[.L17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17]=[.O17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17]=[.R17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17]=[.U17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3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18]=[.C1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18]=[.F1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8]=[.I1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18]=[.L1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18]=[.O1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18]=[.R1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18]=[.U18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3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9]=[.C19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E19]=[.F19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19]=[.I19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19]=[.L19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19]=[.O19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19]=[.R19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19]=[.U19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0]=[.C2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20]=[.F2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0]=[.I2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20]=[.L2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20]=[.O2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20]=[.R2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20]=[.U20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3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21]=[.C2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21]=[.F2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21]=[.I2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21]=[.L2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21]=[.O2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21]=[.R2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21]=[.U21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4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2]=[.C2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22]=[.F2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2]=[.I2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22]=[.L2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22]=[.O22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22]=[.R2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22]=[.U22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2">
          <table:table-cell office:value-type="string" calcext:value-type="string">
            <text:p>C00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3]=[.C2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23]=[.F2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3]=[.I2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23]=[.L23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23]=[.O23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23]=[.R23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23]=[.U23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4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4]=[.C2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24]=[.F2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4]=[.I2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24]=[.L2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24]=[.O2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24]=[.R2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24]=[.U24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4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5]=[.C2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25]=[.F2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25]=[.I2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25]=[.L2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25]=[.O2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25]=[.R2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25]=[.U2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4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26]=[.C26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26]=[.F26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26]=[.I26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26]=[.L26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26]=[.O26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26]=[.R26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26]=[.U26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27]=[.C2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27]=[.F2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27]=[.I2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27]=[.L27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27]=[.O27];1;0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Q27]=[.R27];1;0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T27]=[.U27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5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8]=[.C2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28]=[.F2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8]=[.I2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28]=[.L2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28]=[.O2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28]=[.R28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28]=[.U28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5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9]=[.C2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29]=[.F2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29]=[.I2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29]=[.L29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29]=[.O29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29]=[.R29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29]=[.U29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5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0]=[.C3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0]=[.F3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0]=[.I3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0]=[.L3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0]=[.O3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0]=[.R3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0]=[.U30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5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31]=[.C3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E31]=[.F3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31]=[.I3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31]=[.L3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31]=[.O3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31]=[.R3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31]=[.U31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5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2]=[.C3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2]=[.F3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2]=[.I3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2]=[.L3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2]=[.O3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2]=[.R3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2]=[.U32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5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3]=[.C3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3]=[.F3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3]=[.I3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3]=[.L3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3]=[.O3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3]=[.R3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3]=[.U33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57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4]=[.C3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4]=[.F3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4]=[.I3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4]=[.L3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4]=[.O3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4]=[.R3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4]=[.U34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57b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5]=[.C3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5]=[.F3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5]=[.I3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5]=[.L3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5]=[.O3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35]=[.R35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35]=[.U3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5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6]=[.C3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6]=[.F3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6]=[.I3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6]=[.L3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6]=[.O3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6]=[.R3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6]=[.U36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5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7]=[.C3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7]=[.F3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7]=[.I3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7]=[.L3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7]=[.O3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7]=[.R37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7]=[.U37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6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8]=[.C3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8]=[.F3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8]=[.I3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8]=[.L3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8]=[.O3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8]=[.R3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8]=[.U38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6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9]=[.C3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39]=[.F3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39]=[.I3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39]=[.L3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39]=[.O3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39]=[.R3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39]=[.U39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6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40]=[.C4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40]=[.F4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40]=[.I4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40]=[.L4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40]=[.O4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40]=[.R4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40]=[.U40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6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1]=[.C4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41]=[.F41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41]=[.I4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41]=[.L4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41]=[.O4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41]=[.R4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41]=[.U41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6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42]=[.C4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E42]=[.F4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42]=[.I4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42]=[.L4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42]=[.O4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42]=[.R4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42]=[.U42];1;0)" office:value-type="float" office:value="1" calcext:value-type="float">
            <text:p>1</text:p>
          </table:table-cell>
          <table:table-cell table:number-columns-repeated="134"/>
          <table:table-cell table:style-name="ce13" table:number-columns-repeated="875"/>
        </table:table-row>
        <table:table-row table:style-name="ro1">
          <table:table-cell office:value-type="string" calcext:value-type="string">
            <text:p>C006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3]=[.C4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43]=[.F4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43]=[.I4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43]=[.L4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43]=[.O4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43]=[.R4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43]=[.U43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4]=[.C4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44]=[.F4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44]=[.I4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44]=[.L4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44]=[.O4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44]=[.R4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44]=[.U44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5]=[.C4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45]=[.F4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45]=[.I4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45]=[.L4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45]=[.O4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45]=[.R4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45]=[.U4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6]=[.C4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46]=[.F4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46]=[.I4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46]=[.L46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46]=[.O46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46]=[.R46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46]=[.U46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47]=[.C4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47]=[.F4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47]=[.I4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47]=[.L4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47]=[.O4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47]=[.R4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47]=[.U47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4b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8]=[.C4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48]=[.F4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48]=[.I4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48]=[.L48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48]=[.O48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48]=[.R48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48]=[.U48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9]=[.C4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49]=[.F4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49]=[.I4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49]=[.L4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49]=[.O4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49]=[.R49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49]=[.U49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0]=[.C5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0]=[.F5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0]=[.I5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0]=[.L5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0]=[.O50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0]=[.R5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50]=[.U50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7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1]=[.C5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1]=[.F5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1]=[.I5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1]=[.L5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1]=[.O5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1]=[.R51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1]=[.U51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2]=[.C5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2]=[.F5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2]=[.I5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2]=[.L5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2]=[.O5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2]=[.R52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2]=[.U52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3]=[.C5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3]=[.F5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3]=[.I5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3]=[.L5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3]=[.O5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3]=[.R5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3]=[.U53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4]=[.C5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4]=[.F5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4]=[.I5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4]=[.L5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4]=[.O5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4]=[.R54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4]=[.U54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5]=[.C5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5]=[.F5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5]=[.I5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5]=[.L5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5]=[.O5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5]=[.R55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5]=[.U5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6]=[.C5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6]=[.F5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6]=[.I5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6]=[.L5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6]=[.O5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6]=[.R56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6]=[.U56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57]=[.C5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57]=[.F5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57]=[.I5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57]=[.L5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57]=[.O5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57]=[.R57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57]=[.U57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9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58]=[.C58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E58]=[.F58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58]=[.I58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58]=[.L58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58]=[.O58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58]=[.R58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58]=[.U58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9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59]=[.C5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59]=[.F5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59]=[.I5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59]=[.L5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59]=[.O5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59]=[.R59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T59]=[.U59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9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60]=[.C6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60]=[.F6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60]=[.I6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60]=[.L6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60]=[.O6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60]=[.R60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60]=[.U60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9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61]=[.C6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E61]=[.F6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61]=[.I6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61]=[.L61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61]=[.O61];1;0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Q61]=[.R61];1;0)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T61]=[.U61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009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62]=[.C6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E62]=[.F6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H62]=[.I6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62]=[.L6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N62]=[.O6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Q62]=[.R62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62]=[.U62];1;0)" office:value-type="float" office:value="1" calcext:value-type="float">
            <text:p>1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C009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63]=[.C6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E63]=[.F6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63]=[.I6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63]=[.L6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N63]=[.O63];1;0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Q63]=[.R63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T63]=[.U63];1;0)" office:value-type="float" office:value="1" calcext:value-type="float">
            <text:p>1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C009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64]=[.C6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E64]=[.F6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H64]=[.I6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K64]=[.L6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N64]=[.O64];1;0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Q64]=[.R64];1;0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T64]=[.U64];1;0)" office:value-type="float" office:value="1" calcext:value-type="float">
            <text:p>1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7"/>
          <table:table-cell table:style-name="ce12" table:formula="of:=SUM([.B3:.B64])" office:value-type="float" office:value="210" calcext:value-type="float">
            <text:p>210</text:p>
          </table:table-cell>
          <table:table-cell table:style-name="ce12" table:formula="of:=SUM([.C3:.C64])" office:value-type="float" office:value="210" calcext:value-type="float">
            <text:p>210</text:p>
          </table:table-cell>
          <table:table-cell table:style-name="ce12" table:formula="of:=SUM([.D3:.D64])" office:value-type="float" office:value="62" calcext:value-type="float">
            <text:p>62</text:p>
          </table:table-cell>
          <table:table-cell table:style-name="ce12" table:formula="of:=SUM([.E3:.E64])" office:value-type="float" office:value="213" calcext:value-type="float">
            <text:p>213</text:p>
          </table:table-cell>
          <table:table-cell table:style-name="ce12" table:formula="of:=SUM([.F3:.F64])" office:value-type="float" office:value="213" calcext:value-type="float">
            <text:p>213</text:p>
          </table:table-cell>
          <table:table-cell table:style-name="ce12" table:formula="of:=SUM([.G3:.G64])" office:value-type="float" office:value="62" calcext:value-type="float">
            <text:p>62</text:p>
          </table:table-cell>
          <table:table-cell table:style-name="ce12" table:formula="of:=SUM([.H3:.H64])" office:value-type="float" office:value="215" calcext:value-type="float">
            <text:p>215</text:p>
          </table:table-cell>
          <table:table-cell table:style-name="ce12" table:formula="of:=SUM([.I3:.I64])" office:value-type="float" office:value="215" calcext:value-type="float">
            <text:p>215</text:p>
          </table:table-cell>
          <table:table-cell table:style-name="ce12" table:formula="of:=SUM([.J3:.J64])" office:value-type="float" office:value="62" calcext:value-type="float">
            <text:p>62</text:p>
          </table:table-cell>
          <table:table-cell table:style-name="ce12" table:formula="of:=SUM([.K3:.K64])" office:value-type="float" office:value="219" calcext:value-type="float">
            <text:p>219</text:p>
          </table:table-cell>
          <table:table-cell table:style-name="ce12" table:formula="of:=SUM([.L3:.L64])" office:value-type="float" office:value="219" calcext:value-type="float">
            <text:p>219</text:p>
          </table:table-cell>
          <table:table-cell table:style-name="ce12" table:formula="of:=SUM([.M3:.M64])" office:value-type="float" office:value="62" calcext:value-type="float">
            <text:p>62</text:p>
          </table:table-cell>
          <table:table-cell table:style-name="ce12" table:formula="of:=SUM([.N3:.N64])" office:value-type="float" office:value="223" calcext:value-type="float">
            <text:p>223</text:p>
          </table:table-cell>
          <table:table-cell table:style-name="ce12" table:formula="of:=SUM([.O3:.O64])" office:value-type="float" office:value="223" calcext:value-type="float">
            <text:p>223</text:p>
          </table:table-cell>
          <table:table-cell table:style-name="ce12" table:formula="of:=SUM([.P3:.P64])" office:value-type="float" office:value="62" calcext:value-type="float">
            <text:p>62</text:p>
          </table:table-cell>
          <table:table-cell table:style-name="ce12" table:formula="of:=SUM([.Q3:.Q64])" office:value-type="float" office:value="230" calcext:value-type="float">
            <text:p>230</text:p>
          </table:table-cell>
          <table:table-cell table:style-name="ce12" table:formula="of:=SUM([.R3:.R64])" office:value-type="float" office:value="230" calcext:value-type="float">
            <text:p>230</text:p>
          </table:table-cell>
          <table:table-cell table:style-name="ce12" table:formula="of:=SUM([.S3:.S64])" office:value-type="float" office:value="62" calcext:value-type="float">
            <text:p>62</text:p>
          </table:table-cell>
          <table:table-cell table:style-name="ce12" table:formula="of:=SUM([.T3:.T64])" office:value-type="float" office:value="243" calcext:value-type="float">
            <text:p>243</text:p>
          </table:table-cell>
          <table:table-cell table:style-name="ce12" table:formula="of:=SUM([.U3:.U64])" office:value-type="float" office:value="243" calcext:value-type="float">
            <text:p>243</text:p>
          </table:table-cell>
          <table:table-cell table:style-name="ce12" table:formula="of:=SUM([.V3:.V64])" office:value-type="float" office:value="62" calcext:value-type="float">
            <text:p>62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7"/>
          <table:table-cell table:style-name="ce12"/>
          <table:table-cell table:style-name="ce14" table:formula="of:=[.B65]/[.C65]" office:value-type="percentage" office:value="1" calcext:value-type="percentage">
            <text:p>100,00 %</text:p>
          </table:table-cell>
          <table:table-cell table:style-name="ce14"/>
          <table:table-cell table:style-name="ce12"/>
          <table:table-cell table:style-name="ce14" table:formula="of:=[.E65]/[.F65]" office:value-type="percentage" office:value="1" calcext:value-type="percentage">
            <text:p>100,00 %</text:p>
          </table:table-cell>
          <table:table-cell table:style-name="ce14"/>
          <table:table-cell table:style-name="ce12"/>
          <table:table-cell table:style-name="ce14" table:formula="of:=[.H65]/[.I65]" office:value-type="percentage" office:value="1" calcext:value-type="percentage">
            <text:p>100,00 %</text:p>
          </table:table-cell>
          <table:table-cell table:style-name="ce14"/>
          <table:table-cell table:style-name="ce12"/>
          <table:table-cell table:style-name="ce14" table:formula="of:=[.K65]/[.L65]" office:value-type="percentage" office:value="1" calcext:value-type="percentage">
            <text:p>100,00 %</text:p>
          </table:table-cell>
          <table:table-cell table:style-name="ce14"/>
          <table:table-cell table:style-name="ce12"/>
          <table:table-cell table:style-name="ce14" table:formula="of:=[.N65]/[.O65]" office:value-type="percentage" office:value="1" calcext:value-type="percentage">
            <text:p>100,00 %</text:p>
          </table:table-cell>
          <table:table-cell table:style-name="ce14"/>
          <table:table-cell table:style-name="ce12"/>
          <table:table-cell table:style-name="ce14" table:formula="of:=[.Q65]/[.R65]" office:value-type="percentage" office:value="1" calcext:value-type="percentage">
            <text:p>100,00 %</text:p>
          </table:table-cell>
          <table:table-cell table:style-name="ce14"/>
          <table:table-cell table:style-name="ce12"/>
          <table:table-cell table:style-name="ce14" table:formula="of:=[.T65]/[.U65]" office:value-type="percentage" office:value="1" calcext:value-type="percentage">
            <text:p>100,00 %</text:p>
          </table:table-cell>
          <table:table-cell table:style-name="ce14"/>
          <table:table-cell table:style-name="ce7"/>
          <table:table-cell table:number-columns-repeated="1008"/>
        </table:table-row>
        <table:table-row table:style-name="ro1" table:number-rows-repeated="3">
          <table:table-cell table:style-name="ce7" table:number-columns-repeated="23"/>
          <table:table-cell table:number-columns-repeated="1008"/>
        </table:table-row>
        <table:table-row table:style-name="ro1">
          <table:table-cell table:style-name="ce7" table:number-columns-repeated="23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0:37:36.779417682</meta:creation-date>
    <meta:generator>LibreOffice/7.6.3.2$Linux_X86_64 LibreOffice_project/29d686fea9f6705b262d369fede658f824154cc0</meta:generator>
    <dc:date>2025-08-26T10:21:23.333389277</dc:date>
    <meta:editing-duration>P10DT22H29M23S</meta:editing-duration>
    <meta:editing-cycles>28</meta:editing-cycles>
    <meta:document-statistic meta:table-count="1" meta:cell-count="1421" meta:object-count="0"/>
  </office:meta>
</office:document-meta>
</file>